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fo:font-size="14pt" fo:language="de" fo:country="DE" style:text-underline-style="none" fo:font-weight="bold" style:font-size-asian="14pt" style:font-weight-asian="bold" style:font-size-complex="14pt" style:font-weight-complex="bold"/>
    </style:style>
    <style:style style:name="P4" style:family="paragraph" style:parent-style-name="Standard">
      <style:text-properties fo:font-size="14pt" fo:language="de" fo:country="DE" style:text-underline-style="none" fo:font-weight="normal" style:font-size-asian="14pt" style:font-weight-asian="normal" style:font-size-complex="14pt" style:font-weight-complex="normal"/>
    </style:style>
    <style:style style:name="P5" style:family="paragraph" style:parent-style-name="Standard">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text-properties style:font-name="Times New Roman1"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7" style:family="paragraph" style:parent-style-name="Standard">
      <style:text-properties style:font-name="Times New Roman1"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1.251cm" fo:margin-right="0cm" fo:text-indent="0cm" style:auto-text-indent="false"/>
    </style:style>
    <style:style style:name="P9" style:family="paragraph" style:parent-style-name="Standard">
      <style:paragraph-properties fo:margin-left="1.251cm" fo:margin-right="0cm" fo:text-indent="0cm" style:auto-text-indent="false"/>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0" style:family="paragraph" style:parent-style-name="Standard">
      <style:paragraph-properties fo:margin-left="1.251cm" fo:margin-right="0cm" fo:text-indent="0cm" style:auto-text-indent="false"/>
      <style:text-properties style:font-name="Times New Roman1"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1" style:family="paragraph" style:parent-style-name="Standard">
      <style:paragraph-properties fo:margin-left="0cm" fo:margin-right="0cm" fo:text-indent="0cm" style:auto-text-indent="false"/>
      <style:text-properties style:font-name="Times New Roman1"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padding="0.074cm" fo:border-left="none" fo:border-right="none" fo:border-top="none" fo:border-bottom="0.035cm solid #000000" style:join-border="false"/>
      <style:text-properties fo:font-size="14pt" fo:language="de" fo:country="DE" style:text-underline-style="none" fo:font-weight="bold" style:font-size-asian="14pt" style:font-weight-asian="bold" style:font-size-complex="14pt" style:font-weight-complex="bold"/>
    </style:style>
    <style:style style:name="P13" style:family="paragraph" style:parent-style-name="Standard" style:list-style-name="L1">
      <style:text-properties fo:language="de" fo:country="DE"/>
    </style:style>
    <style:style style:name="P14" style:family="paragraph" style:parent-style-name="Standard" style:list-style-name="L1">
      <style:text-properties fo:language="de" fo:country="DE" fo:font-style="normal" style:font-style-asian="normal" style:font-style-complex="normal"/>
    </style:style>
    <style:style style:name="P15" style:family="paragraph" style:parent-style-name="Standard">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6" style:family="paragraph" style:parent-style-name="Standard" style:list-style-name="L2">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7" style:family="paragraph" style:parent-style-name="Standard" style:list-style-name="L12">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8" style:family="paragraph" style:parent-style-name="Standard" style:list-style-name="L13">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9" style:family="paragraph" style:parent-style-name="Standard">
      <style:text-properties fo:font-size="14pt" fo:language="de" fo:country="DE" style:text-underline-style="none" fo:font-weight="normal" style:font-size-asian="14pt" style:font-weight-asian="normal" style:font-size-complex="14pt" style:font-weight-complex="normal"/>
    </style:style>
    <style:style style:name="P20" style:family="paragraph" style:parent-style-name="Standard" style:list-style-name="L2">
      <style:text-properties fo:font-size="14pt" fo:language="de" fo:country="DE" style:text-underline-style="none" fo:font-weight="normal" style:font-size-asian="14pt" style:font-weight-asian="normal" style:font-size-complex="14pt" style:font-weight-complex="normal"/>
    </style:style>
    <style:style style:name="P21" style:family="paragraph" style:parent-style-name="Standard" style:list-style-name="L3">
      <style:text-properties fo:font-size="14pt" fo:language="de" fo:country="DE" style:text-underline-style="none" fo:font-weight="normal" style:font-size-asian="14pt" style:font-weight-asian="normal" style:font-size-complex="14pt" style:font-weight-complex="normal"/>
    </style:style>
    <style:style style:name="P22" style:family="paragraph" style:parent-style-name="Standard" style:list-style-name="L5">
      <style:text-properties fo:font-size="14pt" fo:language="de" fo:country="DE" style:text-underline-style="none" fo:font-weight="normal" style:font-size-asian="14pt" style:font-weight-asian="normal" style:font-size-complex="14pt" style:font-weight-complex="normal"/>
    </style:style>
    <style:style style:name="P23" style:family="paragraph" style:parent-style-name="Standard" style:list-style-name="L6">
      <style:text-properties fo:font-size="14pt" fo:language="de" fo:country="DE" style:text-underline-style="none" fo:font-weight="normal" style:font-size-asian="14pt" style:font-weight-asian="normal" style:font-size-complex="14pt" style:font-weight-complex="normal"/>
    </style:style>
    <style:style style:name="P24" style:family="paragraph" style:parent-style-name="Standard" style:list-style-name="L7">
      <style:text-properties fo:font-size="14pt" fo:language="de" fo:country="DE" style:text-underline-style="none" fo:font-weight="normal" style:font-size-asian="14pt" style:font-weight-asian="normal" style:font-size-complex="14pt" style:font-weight-complex="normal"/>
    </style:style>
    <style:style style:name="P25" style:family="paragraph" style:parent-style-name="Standard" style:list-style-name="L8">
      <style:text-properties fo:font-size="14pt" fo:language="de" fo:country="DE" style:text-underline-style="none" fo:font-weight="normal" style:font-size-asian="14pt" style:font-weight-asian="normal" style:font-size-complex="14pt" style:font-weight-complex="normal"/>
    </style:style>
    <style:style style:name="P26" style:family="paragraph" style:parent-style-name="Standard" style:list-style-name="L9">
      <style:text-properties fo:font-size="14pt" fo:language="de" fo:country="DE" style:text-underline-style="none" fo:font-weight="normal" style:font-size-asian="14pt" style:font-weight-asian="normal" style:font-size-complex="14pt" style:font-weight-complex="normal"/>
    </style:style>
    <style:style style:name="P27" style:family="paragraph" style:parent-style-name="Standard" style:list-style-name="L10">
      <style:text-properties fo:font-size="14pt" fo:language="de" fo:country="DE" style:text-underline-style="none" fo:font-weight="normal" style:font-size-asian="14pt" style:font-weight-asian="normal" style:font-size-complex="14pt" style:font-weight-complex="normal"/>
    </style:style>
    <style:style style:name="P28" style:family="paragraph" style:parent-style-name="Standard" style:list-style-name="L14">
      <style:text-properties fo:font-size="14pt" fo:language="de" fo:country="DE" style:text-underline-style="none" fo:font-weight="normal" style:font-size-asian="14pt" style:font-weight-asian="normal" style:font-size-complex="14pt" style:font-weight-complex="normal"/>
    </style:style>
    <style:style style:name="P29" style:family="paragraph" style:parent-style-name="Standard" style:list-style-name="L15">
      <style:text-properties fo:font-size="14pt" fo:language="de" fo:country="DE" style:text-underline-style="none" fo:font-weight="normal" style:font-size-asian="14pt" style:font-weight-asian="normal" style:font-size-complex="14pt" style:font-weight-complex="normal"/>
    </style:style>
    <style:style style:name="P30" style:family="paragraph" style:parent-style-name="Standard">
      <style:text-properties fo:font-size="14pt" fo:language="de" fo:country="DE" style:text-underline-style="none" fo:font-weight="bold" style:font-size-asian="14pt" style:font-weight-asian="bold" style:font-size-complex="14pt" style:font-weight-complex="bold"/>
    </style:style>
    <style:style style:name="P31" style:family="paragraph" style:parent-style-name="Standard">
      <style:text-properties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list-style-name="L12">
      <style:text-properties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text-properties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list-style-name="L4">
      <style:text-properties style:font-name="Times New Roman1"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ize="14pt" style:text-underline-style="none" fo:font-weight="normal" style:font-size-asian="14pt" style:font-weight-asian="normal" style:font-size-complex="14pt" style:font-weight-complex="normal"/>
    </style:style>
    <style:style style:name="T4"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5"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style:font-name="Times New Roman1"/>
    </style:style>
    <style:style style:name="T7" style:family="text">
      <style:text-properties style:font-name="Times New Roman1"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T8" style:family="text">
      <style:text-properties style:font-name="Times New Roman1" fo:font-size="14pt" fo:font-style="italic" style:text-underline-style="none" fo:font-weight="normal" style:font-size-asian="14pt" style:font-style-asian="italic" style:font-weight-asian="normal" style:font-size-complex="14pt" style:font-style-complex="italic" style:font-weight-complex="normal"/>
    </style:style>
    <style:style style:name="T9" style:family="text">
      <style:text-properties style:font-name="Times New Roman1"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0pt" style:font-size-asian="10pt" style:font-size-complex="10pt"/>
    </style:style>
    <style:style style:name="T13"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wicklung einer dezentralen Android App zur Unterstützung der Hausaufgaben von Schülern und Schülerinnen</text:p>
      <text:p text:style-name="P1"/>
      <text:p text:style-name="P1">1 Analyse der Aufgabenstellung</text:p>
      <text:p text:style-name="P3"/>
      <text:p text:style-name="P4">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4"/>
      <text:p text:style-name="P3">1.1 Wie entwickelt man Software?</text:p>
      <text:p text:style-name="P4"/>
      <text:p text:style-name="P4">In der Softwareentwicklung bezeichnet man die Schritte die ein Softwareentwickler bei der Entwicklung von Software durchlaufen sollte als Softwareentwicklungsprozesse. Summerville unterscheidet 4 Softwareentwicklungsprozesse. </text:p>
      <text:list xml:id="list87145200043184221" text:style-name="L1">
        <text:list-item>
          <text:p text:style-name="P13"><text:span text:style-name="T3">Die </text:span><text:span text:style-name="T4">Softwarespezifikationen </text:span><text:span text:style-name="T5">bei denen Softwareentwickler und Kunde gemeinsam die zu entwickelnde Software definieren und deren Operationen einschränken.</text:span></text:p>
        </text:list-item>
        <text:list-item>
          <text:p text:style-name="P14"><text:span text:style-name="T3">Die </text:span><text:span text:style-name="T4">Softwareentwicklung</text:span><text:span text:style-name="T3"> bei der die Software konzipiert und programmiert wird.</text:span></text:p>
        </text:list-item>
        <text:list-item>
          <text:p text:style-name="P14"><text:span text:style-name="T3">Die </text:span><text:span text:style-name="T4">Software-Validierung </text:span><text:span text:style-name="T3">bei der die Software getestet wird, um sicherzustellen, dass die Software den Ansprüchen des Kunden entspricht.</text:span></text:p>
        </text:list-item>
        <text:list-item>
          <text:p text:style-name="P14"><text:span text:style-name="T3">Die </text:span><text:span text:style-name="T4">Softwareweiterentwicklung </text:span><text:span text:style-name="T3">bei der die Software modifiziert wird, um diese an die Änderungen der Anforderungen des Marktes und des Kunden anzupassen.</text:span><text:span text:style-name="T8"><text:note text:id="ftn1" text:note-class="footnote"><text:note-citation>1</text:note-citation><text:note-body><text:p text:style-name="Footnote">Vgl. Sommerville, Ian: Software Engineering. 7. Aufl. Edinburgh Gate u.a. 2004, S.<text:span text:style-name="T11"> 8</text:span></text:p></text:note-body></text:note></text:span></text:p>
        </text:list-item>
      </text:list>
      <text:p text:style-name="P4"/>
      <text:p text:style-name="P4">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Anwendung auf dem aktuellsten Stand, wie kann die Anwendung verbessert werden und welche Folgeanwendungen könnten aus dieser Anwendung entstehen.</text:p>
      <text:p text:style-name="P3"><text:soft-page-break/>1.2 Was sind die Eigenschaften guter Software? </text:p>
      <text:p text:style-name="P4"/>
      <text:p text:style-name="P4">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Summervill definiert die Eigenschaften guter Software folgendermaßen:</text:p>
      <text:p text:style-name="P4"/>
      <text:list xml:id="list5500682410892426321" text:style-name="L2">
        <text:list-item>
          <text:p text:style-name="P16">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16">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16">Effizienz:<text:span text:style-name="T1"> Software sollte keine Systemressourcen verschwenden, wie z.B. Speicher oder Prozessor Zyklen, daher beinhaltet Effizienz Speicherausnutzung, Prozessorzeit, Antwortzeiten für Anwender etc. </text:span></text:p>
        </text:list-item>
        <text:list-item>
          <text:p text:style-name="P20"><text:span text:style-name="T13">Benutzbarkeit: </text:span><text:span text:style-name="T1">Software muss benutzbar sein, ohne unangemessenen Aufwand, von den Benutzern für die diese Software konzipiert wurde. D.h. Software sollte eine angemessene Benutzeroberfläche haben und hinreichend dokumentiert sein.</text:span><text:span text:style-name="T9"><text:note text:id="ftn2" text:note-class="footnote"><text:note-citation>2</text:note-citation><text:note-body><text:p text:style-name="Footnote">Sommerville, Ian: Software Engineering. 7. Aufl. Edinburgh Gate u.a. 2004, S.<text:span text:style-name="T11"> 12f</text:span></text:p></text:note-body></text:note></text:span></text:p>
        </text:list-item>
      </text:list>
      <text:p text:style-name="P4"/>
      <text:p text:style-name="P4">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4"/>
      <text:p text:style-name="P4"/>
      <text:p text:style-name="P4"/>
      <text:p text:style-name="P3"><text:soft-page-break/>1.3 Was bedeutet dezentral?</text:p>
      <text:p text:style-name="P10"/>
      <text:p text:style-name="P4">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4"/>
      <text:p text:style-name="P9"><text:span text:style-name="T6">»Ein verteiltes System ist eine Ansammlung unabhängiger Computer, die den Benutzern wie ein einzelnes kohärentes System erscheint.«</text:span><text:span text:style-name="T6"><text:note text:id="ftn3" text:note-class="footnote"><text:note-citation>3</text:note-citation><text:note-body><text:p text:style-name="Footnote">Tanenbaum, Andrew S., Steen, Maarten van: Verteilte Systeme. 2., aktualis. Aufl. Münschen S. 19</text:p></text:note-body></text:note></text:span></text:p>
      <text:p text:style-name="P10"/>
      <text:p text:style-name="P11">Im Rahmen dieser Bachelorarbeit werden daher fortan die Begriffe dezentral und verteilt synonym verwendet. Die digitale Hausaufgabenheft-Anwendung ist eher eine Verteilte Anwendung als ein gesamtes Verteiltes System:</text:p>
      <text:p text:style-name="P11"><text:s text:c="2"/></text:p>
      <text:p text:style-name="P8"><text:span text:style-name="T7">»Verteilte Anwendungen werden heute in der Regel unter Zuhilfenahme von Kommunikations- Middleware (z.B. Java RMI …) entwickelt (...). … Zur Entwicklung werden mehr oder minder mächtige Basiskomponenten (Frameworks) … eingesetzt.«</text:span><text:span text:style-name="T7"><text:note text:id="ftn4" text:note-class="footnote"><text:note-citation>4</text:note-citation><text:note-body><text:p text:style-name="Footnote">Schneider, Uwe u.a. (Hrsg.): Taschenbuch der Informatik. 7. Aufl. Münschen 2012, S.<text:span text:style-name="T11"> 298</text:span></text:p></text:note-body></text:note></text:span></text:p>
      <text:p text:style-name="P10"/>
      <text:p text:style-name="P4">Die Hausaufgabenheft-Anwendung ist eine Komponente des SharkNet und benutzt Teile der SharkNet API (Application Programming Interface). Das SharkNet ist ein dezentrales also verteiltes Soziales Netzwerk für Berliner Schulen<text:note text:id="ftn5" text:note-class="footnote"><text:note-citation>5</text:note-citation><text:note-body><text:p text:style-name="Text_20_body"><text:span text:style-name="T12"><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12">http://sharedknowledge.github.io/#sharknet</text:span></text:a><text:span text:style-name="T12"> – Aufgerufen am 03.08.2016</text:span></text:p></text:note-body></text:note>. SharkNet ermöglicht es den Benutzern(Peers) eigene Benutzerprofile zu erstellen, eigene Interessen zu definieren, diverse Konfigurationsmöglichkeiten über die Kommunikation mit anderen Benutzern und die Verteilung von Informationen und Interessen etc. Wenn ein Peer eine direkte Verbindung zu einem oder mehreren anderen Peers aufgebaut hat(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Was ist eine direkte Verbindung zwischen zwei oder mehr Peers?</text:p>
      <text:p text:style-name="P4"/>
      <text:p text:style-name="P4">SharkNet bietet Internet ohne Internet d.h. Kommunikation zwischen den einzelnen unabhängigen Peers ohne Server und ohne 2. bzw. 3. Betreiber des Servers. <text:s/>Die Peers im dezentralen SharkNet kommunizieren und synchronisieren sich direkt(P2P) über Wifi-Direct miteinander und benötigen keinen Server. Hausaufgaben und Stundenpläne werden Peer-to-Peer synchronisiert. Welche Schülerin oder welcher <text:soft-page-break/>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4"/>
      <text:p text:style-name="P4">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4"/>
      <text:p text:style-name="P4">Ein Peer wird oftmals als ein Computer angesehen. Ein Benutzer des SharkNets oder eine Person kann auch als Peer bezeichnet werden<text:span text:style-name="T9"><text:note text:id="ftn6" text:note-class="footnote"><text:note-citation>6</text:note-citation><text:note-body><text:p text:style-name="Footnote">Vgl. Schwotzer, Thomas: Sharksystem, Why P2P. <text:span text:style-name="T11">URL: </text:span><text:a xlink:type="simple" xlink:href="http://www.sharksystem.net/shark_beliefs.html" text:style-name="Internet_20_link" text:visited-style-name="Visited_20_Internet_20_Link"><text:span text:style-name="T11">http://www.sharksystem.net/shark_beliefs.html</text:span></text:a><text:span text:style-name="T11"> – Aufgerufen am 04.08.2016</text:span></text:p></text:note-body></text:note></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 Computer-Hardware ausgestattet werden und ein Datenaustausch mit anderen Geräten wird möglich(Theorie Internet-of-Things). </text:p>
      <text:p text:style-name="P4"/>
      <text:p text:style-name="P4">Die Kommunikation des SharkNet basiert darauf, dass sich zwei oder mehr Peers begegnen und daraufhin eine Verbindung aufbauen. Das sich z.B. 20 Smartphones innerhalb einer Klasse von Schulkindern treffen ist mittlerweile ein Alltagsszenario. Wie sollen sich Geräte treffen die unbeweglich sind?</text:p>
      <text:p text:style-name="P4"/>
      <text:p text:style-name="P4"/>
      <text:p text:style-name="P5">Ein Beispielszenario:</text:p>
      <text:p text:style-name="P5"/>
      <text:p text:style-name="P4">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Standardcomputer hat, kann er trotzdem Programme verwenden, Daten austauschen und Daten speichern. </text:p>
      <text:p text:style-name="P4"><text:soft-page-break/>Theoretisch könnten diese <text:s/>Raspberry pi's, mit dem heutigen Stand der Technik oder durch zukünftige Leistungsverbesserungen, eine Implementierung des ScharkNets verwenden und mit anderen Peers kommunizieren und Daten austauschen. Der Raspberry pi wird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ihre Hausaufgabenheft-Anwendung mit diesem Raspberry pi und erhalten die aktuellen Metadaten der Schule. Ist die Schülerin oder der Schüler zuhause angekommen und befindet sich mit seinem Smartphone in der nähe des SmartTV's so synchronisieren diese sich und der SmartTV erhält die aktuellen Metadaten der Schule.</text:p>
      <text:p text:style-name="P4"/>
      <text:p text:style-name="P4"/>
      <text:p text:style-name="P5">Relevanz des Beispielszenarios</text:p>
      <text:p text:style-name="P5"/>
      <text:p text:style-name="P4">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und die Schülerin oder der Schüler beginnen daraufhin zu lernen oder die Hausaufgabe anzufertigen, dann erscheint das Beispielszenario sinnvoll, andere Geräte mit dem SharkNet auszustatten. <text:s/></text:p>
      <text:p text:style-name="P4"/>
      <text:p text:style-name="P3">1.4 Wie können die Schülerinnen und Schüler bei ihren Hausaufgaben unterstützt werden?</text:p>
      <text:p text:style-name="P4"/>
      <text:p text:style-name="P4">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4"/>
      <text:p text:style-name="P4">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Aufgaben- und Zeitmanagement, dann würde die Hausaufgabenheft-Anwendung <text:soft-page-break/>zusätzlich zur strukturierenden, auch eine Vorbild Funktionalität innehaben. </text:p>
      <text:p text:style-name="P4"/>
      <text:p text:style-name="P3">1.5 Was ist Android und was sind die wichtigsten in dieser Arbeit verwendeten Android Komponenten?</text:p>
      <text:p text:style-name="P3"/>
      <text:p text:style-name="P4">Android ist ein Betriebssystem, von Google entwickelt, für mobile Endgeräte (mobile OS). Mobile Endgeräte bzw. Smart Devices sind z.B. PDAs, Tablet Computer, Handys bzw. Smartphones. Neben grundsätzlichen, z.T. Verinfachten Steuerungsaufgaben (wie z.B. Multitasking, Filesysteme) übernehmen sie vor allem folgende Bereiche:</text:p>
      <text:list xml:id="list3030576771715779986" text:style-name="L3">
        <text:list-item>
          <text:p text:style-name="P21">Nutzung drahtloser Kommunikationsverbindungen</text:p>
        </text:list-item>
        <text:list-item>
          <text:p text:style-name="P21">Darstellung und Verarbeitung multimedialer Datenformate</text:p>
        </text:list-item>
        <text:list-item>
          <text:p text:style-name="P21">Unterstützung spezieller Eingabemöglichkeiten z.B. mittels Stift oder Multitouch Bildschirm</text:p>
        </text:list-item>
        <text:list-item>
          <text:p text:style-name="P21">Energieverwaltung</text:p>
        </text:list-item>
        <text:list-item>
          <text:p text:style-name="P21">Einfaches laden und Installieren von mobilen Anwendungen („Apps“)</text:p>
        </text:list-item>
      </text:list>
      <text:p text:style-name="P3"/>
      <text:p text:style-name="P4">Da APIs wie auch entsprechende Entwicklungsumgebungen für mobile Betriebssystem (oft frei) zugänglich sind, hat sich für derartige Apps ein umfangreicher Markt herausgebildet.<text:span text:style-name="T9"><text:note text:id="ftn7" text:note-class="footnote"><text:note-citation>7</text:note-citation><text:note-body><text:p text:style-name="Footnote">Vgl. <text:span text:style-name="T11">Schneider, Uwe u.a. (Hrsg.): Taschenbuch der Informatik. 7. Aufl. Münschen 2012, S. 297</text:span></text:p></text:note-body></text:note></text:span></text:p>
      <text:p text:style-name="P6"/>
      <text:p text:style-name="P6"/>
      <text:p text:style-name="P6">Überblick der wichtigsten verwendeten Android Komponenten und deren Funktion:</text:p>
      <text:p text:style-name="P7"/>
      <text:list xml:id="list8497655874618857214" text:style-name="L4">
        <text:list-item>
          <text:p text:style-name="P34">Der Android Navigation Drawer ist eine Feld, auf dem die wichtigsten Navigationsoptionen der Anwendung, auf der linken Seite des Bildschirmes, abgebildet werden.</text:p>
        </text:list-item>
        <text:list-item>
          <text:p text:style-name="P34">Android Activities sind Anwendungskomponenten die es dem Benutzer ermöglichen mit dem Bildschirm des Gerätes zu interagieren um etwas auszuführen, z.B. eine Telefonnummer wählen, ein Foto zu machen, eine E-Mail zu senden oder eine Karte an zu sehen.</text:p>
        </text:list-item>
      </text:list>
      <text:p text:style-name="P7"/>
      <text:p text:style-name="P7">Genauere Informationen, über Android und über die verwendeten Android Komponenten, befinden sich auf der Android Webseite für Entwickler. URL: https://developer.android.com/index.html </text:p>
      <text:p text:style-name="P3"/>
      <text:p text:style-name="P3">2 Softwarespezifikationen</text:p>
      <text:p text:style-name="P3"/>
      <text:p text:style-name="P3">2.1 Analyse der Anwendungsfälle:</text:p>
      <text:p text:style-name="P3"/>
      <text:p text:style-name="P4">Anwendungsfälle werden sehr früh im Softwareentwicklungsprozess aufgestellt. In der Phase der Softwarespezifikationen, speziell während der Auffindung von Anforderungen, werden verschiedenste Nutzungsszenarien kreiert, welche dann <text:soft-page-break/>später zu Spezifikationen ausformuliert werden können. Ein Nutzungsszenario oder Anwendungsfall beschreibt eine Aktion die ein Benutzer, im Falle der Hausaufgabenheft-Anwendung die Schülerinnen und Schüler, am System ausführen kann. Ein Anwendungsfall für eine Hausaufgabenheft-Anwendung ist z.B. eine Schülerin oder ein Schüler, in der Use-Case UML Notation sind Strichmännchen als Symbole für die Benutzer festgelegt, erstellt seinen Wochenstundenplan. Die UML Diagramme zu den einzelnen Use-Cases befinden sich im Anhang der Arbeit. </text:p>
      <text:p text:style-name="P4"/>
      <text:p text:style-name="P4"/>
      <text:p text:style-name="P5">Eine Schülerin oder ein Schüler:</text:p>
      <text:p text:style-name="P4"/>
      <text:list xml:id="list4194736610477764998" text:style-name="L5">
        <text:list-item>
          <text:p text:style-name="P22"><text:s/>… erstellt seinen Wochenstundenplan.</text:p>
        </text:list-item>
        <text:list-item>
          <text:p text:style-name="P22"><text:s/>… erstellt eine Unterrichtsstunde.</text:p>
        </text:list-item>
        <text:list-item>
          <text:p text:style-name="P22"><text:s/>… verknüpft die Unterrichtsstunde mit einem Lehrer, einem Raum und einer Wiederholbarkeit</text:p>
        </text:list-item>
        <text:list-item>
          <text:p text:style-name="P22"><text:s/>… ordnet die Unterrichtsstunde zeitlich in den Wochenstundenplan ein.</text:p>
        </text:list-item>
        <text:list-item>
          <text:p text:style-name="P22"><text:s/>… trägt Unterrichtsstunden für verschiedene Wochentage ein.</text:p>
        </text:list-item>
        <text:list-item>
          <text:p text:style-name="P22"><text:s/>… wechselt zwischen den verschiedenen Wochentagen des Wochenstundenplans mit einer Fingergeste.</text:p>
        </text:list-item>
        <text:list-item>
          <text:p text:style-name="P22"><text:s/>… sieht sich das Hausaufgabenheft an und blättert die einzelnen Seiten mit einer Fingergeste um.</text:p>
        </text:list-item>
        <text:list-item>
          <text:p text:style-name="P22"><text:s/>… blättert an den Anfang/das Ende des Hausaufgabenhefts.</text:p>
        </text:list-item>
        <text:list-item>
          <text:p text:style-name="P22"><text:s/>… blättert eine Woche im Hausaufgabenheft vor/zurück.</text:p>
        </text:list-item>
        <text:list-item>
          <text:p text:style-name="P22"><text:s/>… stellt fest, dass an diesem Tag kein Unterricht stattfindet.</text:p>
        </text:list-item>
        <text:list-item>
          <text:p text:style-name="P22"><text:s/>… erstellt eine Hausaufgabe.</text:p>
        </text:list-item>
        <text:list-item>
          <text:p text:style-name="P22"><text:s/>… erzeugt einen Chat zu einer Hausaufgabe.</text:p>
        </text:list-item>
        <text:list-item>
          <text:p text:style-name="P22"><text:s/>… fotografiert eine Aufgabenstellung oder Lösung.</text:p>
        </text:list-item>
        <text:list-item>
          <text:p text:style-name="P22"><text:s/>… verknüpft ein/mehrere Foto/s einer Aufgabenstellung oder Lösung mit einer Hausaufgabe.</text:p>
        </text:list-item>
        <text:list-item>
          <text:p text:style-name="P22"><text:s/>… bewertet die Qualität der fotografierten Ressource.</text:p>
        </text:list-item>
      </text:list>
      <text:p text:style-name="P4"/>
      <text:p text:style-name="P4"/>
      <text:p text:style-name="P5">Eine dritte Person(Lehrer, Entwickler oder ein andrer):</text:p>
      <text:p text:style-name="P5"/>
      <text:list xml:id="list34277483" text:continue-numbering="true" text:style-name="L5">
        <text:list-item>
          <text:p text:style-name="P22"><text:s/>… gibt die Metadaten der Schule an.</text:p>
        </text:list-item>
      </text:list>
      <text:p text:style-name="P4"/>
      <text:p text:style-name="P4">Anwendungsfälle in denen die Schülerinnen und Schüler ihre Hausaufgaben oder Stundenpläne mit anderen Synchronisieren oder eine Auflistung aller Anwendungsfälle der verwendeten Chat-Funktionalität werden in dieser Bachelorarbeit nicht genauer beschrieben, weil sowohl die Synchronisierung, als auch die Chat-Funktionalitäten nicht direkt Teil der Bachelorarbeit sind. Die Hausaufgabenheft-Anwendung soll auch mit anderen Hausaufgabenheft-Anwendung synchronisiert werden können, jedoch geschieht dies auf Basis der Synchronisierung im SharkFW und die Chat-Funktionalität ist Teil des SharkNet und wird in der Hausaufgabenheft-Anwendung genutzt, aber nicht im Rahmen dieser Bachelorarbeit <text:soft-page-break/>entwickelt. </text:p>
      <text:p text:style-name="P3"/>
      <text:p text:style-name="P3">2.2 Analyse ähnlicher Softwarelösungen:</text:p>
      <text:p text:style-name="P1"/>
      <text:p text:style-name="P4">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4"><text:s text:c="5"/></text:p>
      <text:p text:style-name="P2"/>
      <text:p text:style-name="P5">Bewertungskriterien der zu untersuchenden Anwendung:</text:p>
      <text:p text:style-name="P4"/>
      <text:list xml:id="list7474671590923162026" text:style-name="L6">
        <text:list-item>
          <text:p text:style-name="P23">Keine erforderlichen Vorkenntnisse.</text:p>
        </text:list-item>
        <text:list-item>
          <text:p text:style-name="P23">Fehlertolerante Anwendung.</text:p>
        </text:list-item>
        <text:list-item>
          <text:p text:style-name="P23">Benutzereingaben werden ausreichend validiert.</text:p>
        </text:list-item>
        <text:list-item>
          <text:p text:style-name="P23">Informationen werden automatisch gespeichert.</text:p>
        </text:list-item>
        <text:list-item>
          <text:p text:style-name="P23">Hausaufgaben müssen Fotografiert und abgespeichert werden können.</text:p>
        </text:list-item>
        <text:list-item>
          <text:p text:style-name="P23">Eine Hausaufgabe kann mehr als ein Foto referenzieren.</text:p>
        </text:list-item>
        <text:list-item>
          <text:p text:style-name="P23">Ein Stundenplan muss erstellt werden können.</text:p>
        </text:list-item>
        <text:list-item>
          <text:p text:style-name="P23">Der Stundenplan sollte verteilbar sein.</text:p>
        </text:list-item>
      </text:list>
      <text:p text:style-name="P1"/>
      <text:p text:style-name="P3">2.2.1 Anwendung 1:</text:p>
      <text:p text:style-name="P3"/>
      <text:list xml:id="list7044115222436892097" text:style-name="L7">
        <text:list-item>
          <text:p text:style-name="P24">Anwendungsname „Hausaufgaben“</text:p>
        </text:list-item>
        <text:list-item>
          <text:p text:style-name="P24">Herausgeber „Klwinkel.com“</text:p>
        </text:list-item>
        <text:list-item>
          <text:p text:style-name="P24">Bewertung im GooglePlay Store „4,3 Sterne“</text:p>
        </text:list-item>
        <text:list-item>
          <text:p text:style-name="P24">Downloadzahlen „ungefähr 1 Millionen“</text:p>
        </text:list-item>
      </text:list>
      <text:p text:style-name="P4"/>
      <text:p text:style-name="P4">Die <text:span text:style-name="T13">Navigation</text:spa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4"/>
      <text:p text:style-name="P4">Die einzelnen Unterrichtsfächer werden in der <text:span text:style-name="T13">Aktivität „Fächer“</text:span> definiert. Einem Fach können verschiedene Eigenschaften zugeschrieben werden. Die Eigenschaften lauten: Name des Fachs, Abkürzung des Namens des Fachs, Farbe des Fachs, Kontakt, Telefonnummer des Kontakts und eine E-Mail Adresse des Kontakts. <text:soft-page-break/>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4"/>
      <text:p text:style-name="P4">Mehrere Wochenstundenpläne können in der <text:span text:style-name="T13">Aktivität „Stundenplan“</text:span> erstellt werden. </text:p>
      <text:p text:style-name="P4">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4"/>
      <text:p text:style-name="P4">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4"/>
      <text:p text:style-name="P4">Die <text:span text:style-name="T13">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der Stunde, ein Endzeit der Stunde, ein Klassenzimmer, ein Kontakt, eine Kontakt Telefonnummer und eine E-Mail Adresse des Kontakts. Wird ein Fach ausgewählt bei <text:soft-page-break/>dem die Kontaktinformationen vermerkt sind, dann werden die vorhandenen Kontaktinformationen automatisch in die entsprechenden Eingabefelder für die Eigenschaften geladen. <text:s text:c="2"/></text:p>
      <text:p text:style-name="P4"/>
      <text:p text:style-name="P4">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4">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4"/>
      <text:p text:style-name="P4"><text:span text:style-name="T13">Hausaufgaben</text:spa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4"/>
      <text:p text:style-name="P4">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4"/>
      <text:p text:style-name="P4">Die <text:span text:style-name="T13">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4"/>
      <text:p text:style-name="P4"/>
      <text:p text:style-name="P5"><text:soft-page-break/>Positive Aspekte der Anwendungen 1:</text:p>
      <text:p text:style-name="P4"/>
      <text:list xml:id="list7485940021710461212" text:style-name="L9">
        <text:list-item>
          <text:p text:style-name="P26">Ein Alarmton für die baldige Fälligkeit von Hausaufgaben und Prüfungen</text:p>
        </text:list-item>
        <text:list-item>
          <text:p text:style-name="P26">Referenzierung der Schulwebsite</text:p>
        </text:list-item>
        <text:list-item>
          <text:p text:style-name="P26">Prüfungsverwaltung mit dazugehörigen Notenlisten</text:p>
        </text:list-item>
        <text:list-item>
          <text:p text:style-name="P26">Notenliste berechnet den Gesamtdurchschnitt aller Fächer und den Durchschnitt jedes einzelnen Fachs</text:p>
        </text:list-item>
        <text:list-item>
          <text:p text:style-name="P26">Wiedererkennbarkeit der Fächer durch Farbvergebung</text:p>
        </text:list-item>
        <text:list-item>
          <text:p text:style-name="P26">Wochenstundenplan verwendet bereits erstellte Fächer</text:p>
        </text:list-item>
        <text:list-item>
          <text:p text:style-name="P26">Eine Tages und eine Wochenansicht</text:p>
        </text:list-item>
        <text:list-item>
          <text:p text:style-name="P26">Separate Ansichten für alle Hausaufgaben und Prüfungen mit Fälligkeitsdaten </text:p>
        </text:list-item>
        <text:list-item>
          <text:p text:style-name="P26">Hausaufgaben und Prüfungen können mit einem Fotos und einem Dokumenten verknüpft werden</text:p>
        </text:list-item>
        <text:list-item>
          <text:p text:style-name="P26">Ein Unterrichtsfach hat einen Kontaktnamen, eine E-Mail Adresse des Kontaktes und eine Telefonnummer des Kontaktes</text:p>
        </text:list-item>
        <text:list-item>
          <text:p text:style-name="P26">Navigation Drawer dadurch wirkt die Navigation durch die einzelnen Bestandteile der Anwendung sehr vereinfacht und intuitiv. </text:p>
        </text:list-item>
      </text:list>
      <text:p text:style-name="P4"/>
      <text:p text:style-name="P4"/>
      <text:p text:style-name="P5">Negative Aspekte der Anwendung 1:</text:p>
      <text:p text:style-name="P4"/>
      <text:list xml:id="list8005272594040597686" text:style-name="L8">
        <text:list-item>
          <text:p text:style-name="P25">Keine Validierung bei der Eingabe der Priorität, kann zum Absturz der Anwendung führen</text:p>
        </text:list-item>
        <text:list-item>
          <text:p text:style-name="P25">Eine Hausaufgabe kann nur mit maximal einem Foto und einem Dokument verknüpft werden</text:p>
        </text:list-item>
        <text:list-item>
          <text:p text:style-name="P25">Die Anfangs und Endzeiten der Unterrichtsstunden können von den Schülerinnen und Schülern festgelegt werden, es findet keine Einschränkung oder Validierung der Zeiten Auswahl statt, die erste Stunde kann um 10 Uhr beginnen und um 9 Uhr enden</text:p>
        </text:list-item>
        <text:list-item>
          <text:p text:style-name="P25">Eine Pro Version muss gekauft werden, um die ständige Werbung zu deaktivieren</text:p>
        </text:list-item>
      </text:list>
      <text:p text:style-name="P4"/>
      <text:p text:style-name="P3">2.2.2 Anwendung 2:</text:p>
      <text:p text:style-name="P3"/>
      <text:list xml:id="list34257986" text:continue-list="list7044115222436892097" text:style-name="L7">
        <text:list-item>
          <text:p text:style-name="P24">Anwendungsname „SchoolManager2.0“</text:p>
        </text:list-item>
        <text:list-item>
          <text:p text:style-name="P24">Herausgeber „Thinc.easy“</text:p>
        </text:list-item>
        <text:list-item>
          <text:p text:style-name="P24">Bewertung im GooglePlay Store „4,3 Sterne“</text:p>
        </text:list-item>
        <text:list-item>
          <text:p text:style-name="P24">Downloadzahlen „ungefähr 500“</text:p>
        </text:list-item>
      </text:list>
      <text:p text:style-name="P4"/>
      <text:p text:style-name="P4">Die <text:span text:style-name="T13">Navigation</text:span> zwischen den einzelnen Aktivitäten ist mit Android Navigation Drawer realisiert. Folgende Aktivitäten können mittels des Navigation Drawer aktiviert werden: Home, Stundenplan, Hausaufgaben, Meine Schule und Einstellungen. </text:p>
      <text:p text:style-name="P4"><text:soft-page-break/></text:p>
      <text:p text:style-name="P4">Die <text:span text:style-name="T13">Home Aktivität </text:span>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stunden werden automatisch in der Stundenplan Aktivität eingetragen. </text:p>
      <text:p text:style-name="P4"/>
      <text:p text:style-name="P4">Die <text:span text:style-name="T13">Stundenplan Aktivität</text:span>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4819976717156616929" text:style-name="L10">
        <text:list-header>
          <text:p text:style-name="P27"/>
        </text:list-header>
      </text:list>
      <text:p text:style-name="P4"/>
      <text:p text:style-name="P5">Positive Aspekte der Anwendungen 2:</text:p>
      <text:p text:style-name="P31"/>
      <text:list xml:id="list9029648875195544975" text:style-name="L12">
        <text:list-item>
          <text:p text:style-name="P32">Aufgrund weniger Aktivitäten erscheint die Navigation sehr Übersichtlich (kann auch als Nachteil ausgelegt werden, weil interessante oder hilfreiche Aktivitäten von Anwendung 1 nicht implementiert sind)</text:p>
        </text:list-item>
        <text:list-item>
          <text:p text:style-name="P32">Unterrichtsfächer können vordefiniert werden</text:p>
        </text:list-item>
        <text:list-item>
          <text:p text:style-name="P32">Der Stundenplan nutzt die Vordefinierten Fächer</text:p>
        </text:list-item>
        <text:list-item>
          <text:p text:style-name="P32">Unterrichtsfächer werden im Stundenplan mit vorher, vom Benutzer definierten, Farben angezeigt</text:p>
          <text:p text:style-name="P17"/>
        </text:list-item>
      </text:list>
      <text:p text:style-name="P4"/>
      <text:p text:style-name="P5">Negative Aspekte der Anwendungen 2:</text:p>
      <text:p text:style-name="P4"/>
      <text:list xml:id="list34257761" text:continue-list="list4819976717156616929" text:style-name="L10">
        <text:list-item>
          <text:p text:style-name="P27">Eine Überschneidung der Unterrichtsstunden ist möglich, Unterrichtsstunden können unbeabsichtigt verdeckt werden</text:p>
        </text:list-item>
        <text:list-item>
          <text:p text:style-name="P27">Nur Farbe und Kürzel der Unterrichtsstunde werden in der Stundenplan Übersicht angezeigt, obwohl noch genug Platz für mehr Eigenschaften besteht</text:p>
        </text:list-item>
        <text:list-item>
          <text:p text:style-name="P27">Verschiedene Stunden können gleiche Farben haben trotz eingeschränkter Farbauswahl</text:p>
        </text:list-item>
        <text:list-item>
          <text:p text:style-name="P27">Farbe des Hintergrundes und des Textes kann gleich gewählt werden und man kann den Text nicht mehr erkennen</text:p>
        </text:list-item>
        <text:list-item>
          <text:p text:style-name="P27"><text:soft-page-break/>Beginn und Ende der Unterrichtsstunden wird weder angezeigt noch festgelegt</text:p>
        </text:list-item>
        <text:list-item>
          <text:p text:style-name="P27">Eine Unterrichtsstunde muss explizit gespeichert werden, passiert nicht automatisch bei einer Veränderung</text:p>
        </text:list-item>
        <text:list-item>
          <text:p text:style-name="P27">Das erstellen eines neuen Stundenplans überschreibt den alten Stundenplan mit allen vorher festgelegten Fächern</text:p>
        </text:list-item>
        <text:list-item>
          <text:p text:style-name="P27">Eine Verteilung der Fächer oder des Stundenplans ist nicht möglich</text:p>
        </text:list-item>
      </text:list>
      <text:p text:style-name="P5"/>
      <text:p text:style-name="P3">2.2.3 Anwendung 3:</text:p>
      <text:p text:style-name="P3"/>
      <text:list xml:id="list34282720" text:continue-list="list34257986" text:style-name="L7">
        <text:list-item>
          <text:p text:style-name="P24">Anwendungsname „Google Classroom “</text:p>
        </text:list-item>
        <text:list-item>
          <text:p text:style-name="P24">Herausgeber „Google Inc.“</text:p>
        </text:list-item>
        <text:list-item>
          <text:p text:style-name="P24">Bewertung im GooglePlay Store „4,1 Sterne“</text:p>
        </text:list-item>
        <text:list-item>
          <text:p text:style-name="P24">Downloadzahlen „ungefähr 1 Millionen“</text:p>
        </text:list-item>
      </text:list>
      <text:p text:style-name="P4"/>
      <text:p text:style-name="P4"/>
      <text:p text:style-name="P5">Positive Aspekte der Anwendungen 2:</text:p>
      <text:p text:style-name="P5"/>
      <text:p text:style-name="P5"/>
      <text:p text:style-name="P5">Negative Aspekte der Anwendungen 2:</text:p>
      <text:p text:style-name="P5"/>
      <text:list xml:id="list2317231556492172349" text:style-name="L13">
        <text:list-item>
          <text:p text:style-name="P18">Komplizierte Anmeldung Google for Education Konto + Google for Work Konto</text:p>
        </text:list-item>
        <text:list-item>
          <text:p text:style-name="P18">Diverse Zugriffsrechte, auf persönliche Daten, müssen Google zugeteilt werden, um die Classroom App zu verwenden</text:p>
        </text:list-item>
        <text:list-item>
          <text:p text:style-name="P18">Benutzt die Schule/Hochschule kein Google for Educaiton, dann kann die Classroom App einfach verwendet werden</text:p>
        </text:list-item>
        <text:list-item>
          <text:p text:style-name="P18">Google Classroom benötigt Zugriff auf die persönliche Schul-Domain E-Mail Adresse</text:p>
        </text:list-item>
        <text:list-item>
          <text:p text:style-name="P18">Keine Anmeldung mit einem Standard Google-Mail Konto möglich, wenn dieses kein Google for Education Konto ist</text:p>
        </text:list-item>
      </text:list>
      <text:p text:style-name="P5"/>
      <text:p text:style-name="P3">2.3 Was macht ein gutes Hausaufgabenheft aus?</text:p>
      <text:p text:style-name="P3"/>
      <text:p text:style-name="P4">Die in diesem Abschnitt definierte Darstellung der Eigenschaften eines guten Hausaufgabenheftes ist subjektiv und wird durch die in Kapitel <text:span text:style-name="T10"><text:s/></text:span>bestimmten Kriterien vorgenommen. </text:p>
      <text:p text:style-name="P4"/>
      <text:p text:style-name="P4">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text:soft-page-break/>Schülerinnen und Schüler auf eine bevorstehende Prüfung oder Hausaufgabe aufmerksam macht. Die Schulwebsite könnte über eine Referenzierung erreicht werden. Prüfungen und Hausaufgaben sollten mit Noten versehen werden. Zusätzlich 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10">TAPPAGER? </text:span>Realisiert. Eingaben oder Auswahlmöglichkeiten des Benutzers müssen besonders validiert 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4"/>
      <text:p text:style-name="P4">Aus diesen Eigenschaften lassen sich wiederum neue Anwendungsfälle und Spezifikationen Formulieren.</text:p>
      <text:p text:style-name="P4"/>
      <text:p text:style-name="P4">Use-Cases: ...</text:p>
      <text:p text:style-name="P4"/>
      <text:p text:style-name="P3">2.4 Formulierung weiterer Anwendungsfälle auf Grund der Analyse ähnlicher Softwarelösungen:</text:p>
      <text:p text:style-name="P3"/>
      <text:p text:style-name="P3"/>
      <text:p text:style-name="P3"/>
      <text:p text:style-name="P3">2.5 Ausformulierung der Anwendungsfälle in Spezifikationen</text:p>
      <text:p text:style-name="P3"/>
      <text:p text:style-name="P3"/>
      <text:p text:style-name="P3">3 Konzeption und Implementierung</text:p>
      <text:p text:style-name="P3"/>
      <text:p text:style-name="P3">3.1 Entwicklungswerkzeuge </text:p>
      <text:p text:style-name="P3">Entwicklungsumgebung und Codeverbreitung</text:p>
      <text:p text:style-name="P3"/>
      <text:p text:style-name="P3">3.2 Konzeption</text:p>
      <text:p text:style-name="P3">UML Diagramme</text:p>
      <text:p text:style-name="P3"/>
      <text:p text:style-name="P3">3.3 Konkrete Implementierung der Konzepte und der Spezifikationen</text:p>
      <text:p text:style-name="P3"/>
      <text:p text:style-name="P3"><text:soft-page-break/>3.3.x Fotos mit der eingebauten Kamera aufnehmen und mit einer Hausaufgabe verknüpfen </text:p>
      <text:p text:style-name="P4">Liegt die Anzahl der Bewertungen im positiven Bereich, dann hat die Mehrheit der Benutzer die Qualität oder den Inhalt des Mediums positiv bewertet, liegt die Anzahl der Bewertungen im negativen Bereich, <text:s/>dann bewertete die Mehrzahl der Benutzer das Medium negativ. Die Höhe der Zahl im positiven oder negativen Bereich gibt die stärke der Bewertung an. Eine „-100“ bedeutet das x Personen das Medium positiv bewertet haben und x + 100 Personen das Medium negativ bewertet haben. Wiederum ist eine „-100“ als Bewertung ein Anzeichen dafür, dass dieses Medium nicht zu erkennen ist oder derjenige eine völlig falsche Aufgabenstellung eingefügt hat. </text:p>
      <text:p text:style-name="P3">//TODO nachfolgendes nachbessern</text:p>
      <text:p text:style-name="P4">Gerade aufgenommene Bilder, Bilder aus der Gallery und Dokumente aus dem Dateisystem des Gerätes <text:span text:style-name="T10">sind</text:span>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Zahl.</text:p>
      <text:p text:style-name="P3"/>
      <text:p text:style-name="P3">3.4 Alternative Implementierungen</text:p>
      <text:p text:style-name="P3"/>
      <text:p text:style-name="P3">4 Software-Validierung</text:p>
      <text:p text:style-name="P3"/>
      <text:p text:style-name="P3">Wie wird die Anwendung getestet oder wie kann die Anwendung getestet werden.</text:p>
      <text:p text:style-name="P3"/>
      <text:p text:style-name="P3"/>
      <text:p text:style-name="P3"/>
      <text:p text:style-name="P3"/>
      <text:p text:style-name="P3"/>
      <text:p text:style-name="P3"/>
      <text:p text:style-name="P3"/>
      <text:p text:style-name="P3">5 Kritik und Ausblick</text:p>
      <text:p text:style-name="P3"/>
      <text:p text:style-name="P4">In diesem Kapitel werden die Funktionsweisen der einzelnen Komponenten kritisch bewertet. Es soll festgestellt werden welche Funktionalitäten der Anwendung gut realisiert sind, bei welcher Funktionalität eine Verbesserung vorgenommen werden könnte und welche Spezifikationen ausreichend ausformuliert und zielführend waren. Zudem wird ein Ausblick in die Zukunft der Hausaufgabenheft-Anwendung geben, in diesem Ausblick wird gezeigt, wie Komponenten der Anwendung verändert werden und welche Funktionalitäten zukünftig hinzukommen. Die gesamte Anwendung soll von SharkNet aus verwendet werden können, da die Anwendung alle Informationen in der Wissensbasis von SharkNet speichert und nicht als eigenständige Anwendung geplant ist sondern als integrales Feature des SharkNet. </text:p>
      <text:p text:style-name="P3"/>
      <text:p text:style-name="P3"><text:soft-page-break/>5.1 Kritik</text:p>
      <text:p text:style-name="P3"/>
      <text:p text:style-name="P3">5.2 Zukunft der Hausaufgabenheft-Anwendung</text:p>
      <text:p text:style-name="P3"/>
      <text:p text:style-name="P4"/>
      <text:p text:style-name="P33">5.2.1 Die Eingliederung der Anwendung ins SharkNet: </text:p>
      <text:p text:style-name="P4">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geleitet. Betritt man die Startseite der Hausaufgabenheft-Anwendung zum ersten mal, dann gibt es mehrere Möglichkeiten der Implementierung. </text:p>
      <text:p text:style-name="P4"/>
      <text:list xml:id="list6173200282245274163" text:style-name="L14">
        <text:list-item>
          <text:p text:style-name="P28">Die Schülerin oder der Schüler legen ihre Mitschüler bzw. Klassenkameraden fest, dies setzt voraus, dass die Mitschüler als Kontakte in der Wissensbasis des SharkNets vorhanden sind, andernfalls müssten die Mitschüler nachträglich hinzugefügt werden. </text:p>
        </text:list-item>
        <text:list-item>
          <text:p text:style-name="P28">Die Schülerin oder der Schüler werden angewiesen beim ersten Start der Hausaufgabenheft-Anwendung ein Interesse einzutragen. Dieses Interesse müsste eindeutig sein und die Klasse beschreiben. Jede Schülerin und jeder Schüler der das SharkNet benutzt und gleichzeitig exakt dieses Interesse angegeben hat, wird automatisch in die Klassengruppe hinzugefügt und synchronisiert sich mit den Hausaufgaben und Stundneplänen seiner Mitschüler.</text:p>
        </text:list-item>
      </text:list>
      <text:p text:style-name="P4"/>
      <text:p text:style-name="P4"/>
      <text:p text:style-name="P33">5.2.2 Allgemeine Designveränderung der Anwendung:</text:p>
      <text:p text:style-name="P4">Das Aussehen (Design) der Anwendung ist aktuell das eines Prototypen. Ist die Eingliederung der der Anwendung in das SharkNet abgeschlossen, dann wird auch das Prototypen Design und sämtliche Farben überarbeitet bzw. an das Design und die Farben des SharkNets angepasst. Diese Anpassung hat einen ganz bestimmten Vorteil: Die Hausaufgabenheft-Anwendung verliert ihren Stand-Alone Charakter und ihr eigenständiges Design und wird direkt in das Design und die Struktur des SharkNets integriert. Ist die Vollendung der Designveränderung abgeschlossen, dann sollte die Hausaufgabenheft-Anwendung nicht mehr vom SharkNet unterschieden werden können. Veranschaulichen wir diesen Gedanken an Hand eines Bildvergleiches. Links ist das Design des aktuellen Prototypen der Hausaufgabenheft-Anwendung und rechts ist das Zukünftige Design der Anwendungen. </text:p>
      <text:p text:style-name="P4"/>
      <text:p text:style-name="P4">Links:<text:tab/><text:tab/><text:tab/><text:tab/><text:tab/><text:tab/>Rechts:</text:p>
      <text:p text:style-name="P4">Bild <text:tab/><text:tab/><text:tab/><text:tab/><text:tab/><text:tab/><text:tab/>Bild</text:p>
      <text:p text:style-name="P4"/>
      <text:p text:style-name="P4">Wird die Hausaufgabenheft-Anwendung somit designtechnisch in das Design des SharkNets integriert? Diese Frage wird am besten beantwortet, wenn man das <text:soft-page-break/>Zukunftsdesign der Anwendung mit den aktuellen Designs des SharkNet vergleicht:</text:p>
      <text:p text:style-name="P4"/>
      <text:p text:style-name="P4">Zukunftsdesign der Hausaufgabenheft-Anwendung:</text:p>
      <text:p text:style-name="P4">Bild</text:p>
      <text:p text:style-name="P4"/>
      <text:p text:style-name="P4">Design des SharkNets:</text:p>
      <text:p text:style-name="P4">Bild<text:tab/><text:tab/><text:tab/><text:tab/>Bild <text:tab/><text:tab/><text:tab/><text:tab/>Bild</text:p>
      <text:p text:style-name="P4"/>
      <text:p text:style-name="P33">5.2.3 Detailbeschreibung der Designveränderung:</text:p>
      <text:p text:style-name="P33"/>
      <text:p text:style-name="P4">Welche Hauptveränderungen werden vorgenommen? SharkNet nutzt einige Elemente aus dem Google Material-Design <text:s/><text:span text:style-name="T10">//TODO add examples.</text:span></text:p>
      <text:p text:style-name="P4"><text:span text:style-name="T10"/></text:p>
      <text:p text:style-name="P4">Jede Aktivität der Hausaufgabenheft-Anwendung soll mit einer App Bar ausgestattet werden. Diese App Bar bietet dann, passend zur aktuellen Aktivität, Auswahloptionen an. Unter anderem wird das bisherige Kontext Menü „<text:span text:style-name="T10">3 Punkte Menü Bild einfügen</text:span>“ Bestandteil der App Bar. Befindet man sich gerade in der Hausaufgabenansicht einer einzelnen speziellen Hausaufgabe (später als Konkrete-Hausaufgabenansicht klassifiziert), die zu einem bestimmten Datum fällig wird, dann bietet die App Bar auch einen „Backspace“ bzw. Zurück-Pfeil an, dieser Pfeil Navigiert den Benutzer wieder in die vorherige Aktivität. </text:p>
      <text:p text:style-name="P4"/>
      <text:p text:style-name="P4">Die Ansicht einer einzelnen Hausaufgabe oder einer Prüfung wird noch weiteren Anpassungen unterzogen. Die einstellbaren Aufgabenstellung werden von den einstellbaren Lösungen getrennt. Aufgabenstellungen und Lösungen erhalten jeweils ihre eigene Ansicht. Wie die Schülerin oder der Schüler zwischen den beiden getrennten Ansichten navigiert, ist noch nicht festgelegt. Es unterscheiden sich folgende drei Implementierungsmöglichkeiten:</text:p>
      <text:p text:style-name="P4"/>
      <text:list xml:id="list3485804430018239581" text:style-name="L15">
        <text:list-item>
          <text:p text:style-name="P29">Die Navigation zwischen der Aufgabenstellungsansicht und der Lösungsansicht wird in das Kontextmenü der App Bar integriert.</text:p>
        </text:list-item>
        <text:list-item>
          <text:p text:style-name="P29">Die App Bar wird mit zwei „Tabs“ ausgestattet. Ein Tab symbolisiert die Aufgabenstellungsansicht und der andere Tab symbolisiert die Lösungsansicht. Zwischen diesen Tabs kann wie zwischen den Fragmenten mit einer wischenden Fingergeste gewechselt werden.</text:p>
        </text:list-item>
        <text:list-item>
          <text:p text:style-name="P29">Eine Spinner Aktion wird in die App Bar integriert. Der Spinner ist eine Art vordefinierter Auswahlassistent. Der Spinner wird so konfiguriert, dass er bei Aktivierung durch den Benutzer 2 Optionen Anzeigt (Aufgabenstellungsansicht oder Lösungsansicht).</text:p>
        </text:list-item>
      </text:list>
      <text:p text:style-name="P4"><text:s/></text:p>
      <text:p text:style-name="P4"/>
      <text:p text:style-name="P4">BILD</text:p>
      <text:p text:style-name="P4">Veranschaulichung der Implementierungsmöglichkeit 1(Bildunterschrift):</text:p>
      <text:p text:style-name="P4"/>
      <text:p text:style-name="P4">BILD</text:p>
      <text:p text:style-name="P4"><text:soft-page-break/>Veranschaulichung der Implementierungsmöglichkeit 2(Bildunterschrift):</text:p>
      <text:p text:style-name="P4"/>
      <text:p text:style-name="P4">BILD</text:p>
      <text:p text:style-name="P4">Veranschaulichung der Implementierungsmöglichkeit 3(Bildunterschrift):</text:p>
      <text:p text:style-name="P3"/>
      <text:p text:style-name="P3"/>
      <text:p text:style-name="P33">5.2.4 Zukünftige Funktionalitäten der Hausaufgabenheft-Anwendung:</text:p>
      <text:p text:style-name="P5"/>
      <text:p text:style-name="P5"/>
      <text:p text:style-name="P5">Die Prüfungen:</text:p>
      <text:p text:style-name="P4"/>
      <text:p text:style-name="P4">Eine Prüfung wird ähnlich wie eine Hausaufgabe erstellt werden können, unter Umständen wird eine Prüfung erstellt indem bei der Erstellung einer Hausaufgabe ein Auswahlfeld markiert wird, welches die Hausaufgabe als Prüfung klassifiziert. Letztlich unterscheidet sich eine Hausaufgabe kaum von einer Prüfung. Hausaufgaben und Prüfungen haben beide ein Fälligkeitsdatum, also ein Datum an dem die Prüfung geschrieben wird oder die Hausaufgabe abgegeben werden muss. Aufgabenstellungen und Lösungen sind sowohl für Hausaufgaben als auch für Prüfungen relevant. Eine Aufgabenstellung einer Prüfung wird nicht die Prüfungsaufgabe sein, sondern allgemeines Unterrichtsmaterial welches sich auf ein Thema bezieht. Die Lösungen verweisen dann auf die eingestellten Aufgabenstellungen zum Unterrichtsmaterial. So können sich die Schülerinnen und Schüler auf ihre Prüfungen vorbereiten und zusammen Übungsaufgaben lösen und vergleichen. </text:p>
      <text:p text:style-name="P4"/>
      <text:p text:style-name="P3"/>
      <text:p text:style-name="P5">Wochen- und Monatsansicht:</text:p>
      <text:p text:style-name="P5"/>
      <text:p text:style-name="P4">Die Stundenplan-Ansicht die aktuell aus einer Tagesansicht des Stundenplans besteht, wird zukünftig mit weiteren Ansichtsmöglichkeiten ausgestattet. Eine Wochenansicht wird hinzugefügt. Diese Wochenansicht bietet mehr Übersicht auf einer Seite über die gesamte Schulwoche als eine Tagesansicht, wird dafür aber vielleicht an Informationen sparen müssen, auf Grund des geringeren Platzes, die in einer Tages-Ansicht angezeigt werden können. Die Monatsansicht veranschaulicht einen kompletten Schulmonat auf einer Seite, beinhaltet dafür noch weniger Informationen eines konkreten Tages. Wochen- und Monatsansicht sollten nur die wichtigsten Informationen anzeigen z.B. wie viele Hausaufgaben hat die Schülerin oder der Schüler an diesem Tag auf. Die Anzahl der Hausaufgaben könnte in der Monatsansicht durch einen Farbigen Punkt symbolisiert werden. Ist der Punkt in einem Tag der Monatsansicht grün, sind nur wenige Hausaufgaben auf, ist der Punkt rot, so hat die Schülerin oder der Schüler besonders viele Hausaufgaben an diesem Tag auf und wenn kein Punkt an diesem Tag ist, dann sind an diesem Tag keine Hausaufgaben geplant. </text:p>
      <text:p text:style-name="P4"/>
      <text:p text:style-name="P4"/>
      <text:p text:style-name="P5"><text:soft-page-break/>Hausaufgaben- und Prüfungsansicht:</text:p>
      <text:p text:style-name="P5"/>
      <text:p text:style-name="P4">Die Stundenplan-Ansicht soll neben den Tages-, Wochen- und Monatsansichten noch Ansichten für Hausaufgaben und Prüfungen erhalten. Stundenplan-Hausaufgabenansichten zeigen in Form einer Liste, auf einer einzigen scrollbaren Seite, alle Hausaufgaben, mit den einzelnen Fächerbezeichnungen, und Fälligkeitsdaten <text:s/>der Hausaufgaben an. Die Hausaufgaben sind Chronologisch geordnet d.h. die Hausaufgabe die als nächstes fällig werden würde, steht an oberster Stelle und die Hausaufgabe für die noch am meisten Zeit bleibt steht an unterster Stelle der Stundenplan-Hausaufgabenansicht-Liste. Die Prüfungsansicht verhält sich exakt wie die Hausaufgabenansicht mit dem unterschied, dass in ihr nur Prüfungen statt Hausaufgaben angezeigt werden. </text:p>
      <text:p text:style-name="P3"/>
      <text:p text:style-name="P3"/>
      <text:p text:style-name="P5">Abgrenzung der Hausaufgabenansichten:</text:p>
      <text:p text:style-name="P3"/>
      <text:p text:style-name="P4">Die Stundenplan-Hausaufgabenansicht unterscheidet sich von der Hausaufgabenansicht, welche eine konkrete Hausaufgabe zu einem bestimmten Datum anzeigt. Auf diese Weise unterscheidet sich auch die zukünftige Stundenplan-Prüfungsansicht von der zukünftigen Prüfungsansicht, welche eine konkrete Prüfung zu einem bestimmten Datum anzeigt. Die Hausaufgaben- und die Prüfungsansicht, welche sich auf ein Konkretes Datum beziehen, wird fortan als Konkrete-Hausaufgabenansicht bzw. Prüfungsansicht oder zusammengefasst als Konkrete-Ansichten bezeichnet. Das Wort „Ansicht“ bedeutet in diesem Fall, dass auf einer Seite des Gerätes alle eingefügten Aufgabenstellungen oder Lösungen zu sehen sind. Vielmehr kann die Stundenplan-Hausaufgabenansicht als „Elternteil“ verstanden werden, diese „Elternansicht“ verweist auf alle Konkreten-Hausaufgabenansichten „Kinderansichten“ die existieren, somit sind die Konkreten-Ansichten die <text:s/>„Kinder der Elternansicht“. Aus diesem Grund kann von einer Kinderansicht auch mit einem „Backspace“ oder Zurück-Pfeil der App Bar, in die Elternansicht zurück navigiert werden, aber nicht umgekehrt.</text:p>
      <text:p text:style-name="P4"/>
      <text:p text:style-name="P4"/>
      <text:p text:style-name="P5">Erweiterung der Inhalte der Konkreten-Ansichten:</text:p>
      <text:p text:style-name="P4"/>
      <text:p text:style-name="P4">Die Konkreten-Ansichten werden angepasst, speziell die in einer Konkreten-Ansicht enthaltenen Bilder der Aufgabenstellungen und Lösungen werden verändert. Wie in Kapitel 3.3.x erklärt, kann der Prototyp der Hausaufgabenheft-Anwendung ein Bilder von einer im Gerät installierten Kamera aufnehmen und mit der Konkreten-Ansicht einer Hausaufgabe verbinden. Zukünftig sollen auch Bilder aus der Gallery, <text:s/>Dokumente aus dem Dateisystem des Gerätes und ein den Inhalt beschreibender Text eingefügt werden können. Gerade aufgenommene Bilder, Bilder aus der Gallery und Dokumente aus dem Dateisystem des Gerätes sind als Inhalt oder als Inhalte der Hausaufgaben zu verstehen. <text:s/>Die <text:s/>eingefügten <text:s/>Inhalte konnten bisher mit einer Stimme pro Benutzer bewertet werden. Jeder Benutzer kann genau eine Stimme für <text:soft-page-break/>jeden vorhanden Inhalt abgeben. Der Inhalt kann positiv oder negativ bewertet werden und die Schülerin oder der Schüler erhält eine Auswertung dieser Bewertungen in Form einer genzen Zahl.</text:p>
      <text:p text:style-name="P4"/>
      <text:p text:style-name="P4"/>
      <text:p text:style-name="P5">Einführung der Kommentar-Chats:</text:p>
      <text:p text:style-name="P4"/>
      <text:p text:style-name="P4">Die Chat-Funktionalität der Konkreten-Ansichten wird angepasst. Bisher sollte für jede Hausaufgabe, mit allen Aufgabenstellungen und Lösungen, ein eigener Chat erzeugt werden. Zukünftig wird der Chat nicht mehr zu einer konkreten Hausaufgabe erzeugt, sondern er wird zu einem eingefügten Inhalt erzeugt. Die Chats erfüllen dann ehre die Funktion eines Kommentar-Chats. 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12"/>
      <text:p text:style-name="P3">Mindestens 30 Seiten bis hierher in gekürzter Form !</text:p>
      <text:p text:style-name="P3"/>
      <text:p text:style-name="P3">6 Grafiken und Programmcode</text:p>
      <text:p text:style-name="P3"/>
      <text:p text:style-name="P3">7 Glossar</text:p>
      <text:p text:style-name="P3"/>
      <text:p text:style-name="P3">8 Literaturverzeich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1H28M50S</meta:editing-duration>
    <meta:editing-cycles>22</meta:editing-cycles>
    <meta:generator>OpenOffice/4.1.2$Win32 OpenOffice.org_project/412m3$Build-9782</meta:generator>
    <dc:date>2016-08-05T14:09:56.12</dc:date>
    <meta:document-statistic meta:table-count="0" meta:image-count="0" meta:object-count="0" meta:page-count="21" meta:paragraph-count="224" meta:word-count="6089" meta:character-count="47013"/>
    <meta:user-defined meta:name="Info 1"/>
    <meta:user-defined meta:name="Info 2"/>
    <meta:user-defined meta:name="Info 3"/>
    <meta:user-defined meta:name="Info 4"/>
  </office:meta>
</office:document-meta>
</file>